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2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  <style:text-properties loext:padding="0cm" loext:border="none"/>
    </style:style>
    <style:style style:name="P10" style:family="paragraph" style:parent-style-name="Text_20_body" style:list-style-name="L3">
      <style:paragraph-properties fo:padding="0cm" fo:border="none"/>
      <style:text-properties loext:padding="0cm" loext:border="none"/>
    </style:style>
    <style:style style:name="P11" style:family="paragraph" style:parent-style-name="Text_20_body">
      <style:paragraph-properties fo:padding="0cm" fo:border="none"/>
      <style:text-properties loext:padding="0cm" loext:border="none"/>
    </style:style>
    <style:style style:name="P12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14" style:family="paragraph" style:parent-style-name="Text_20_body" style:list-style-name="L4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valid-number/" text:style-name="Internet_20_link" text:visited-style-name="Visited_20_Internet_20_Link"><text:span text:style-name="T1">65. Valid Number</text:span></text:a></text:p>
      <text:p text:style-name="P3">Hard</text:p>
      <text:p text:style-name="P3"/>
      <text:p text:style-name="P4"><text:span text:style-name="T1">A </text:span><text:span text:style-name="Strong_20_Emphasis"><text:span text:style-name="T1">valid number</text:span></text:span><text:span text:style-name="T1"> can be split up into these components (in order):</text:span></text:p>
      <text:list xml:id="list858265537" text:style-name="L1">
        <text:list-item>
          <text:p text:style-name="P5"><text:span text:style-name="T1">A </text:span><text:span text:style-name="Strong_20_Emphasis"><text:span text:style-name="T1">decimal number</text:span></text:span><text:span text:style-name="T1"> or an </text:span><text:span text:style-name="Strong_20_Emphasis"><text:span text:style-name="T1">integer</text:span></text:span><text:span text:style-name="T1">.</text:span></text:p>
        </text:list-item>
        <text:list-item>
          <text:p text:style-name="P6"><text:span text:style-name="T1">(Optional) An </text:span><text:span text:style-name="Source_20_Text"><text:span text:style-name="T2">'e'</text:span></text:span><text:span text:style-name="T1"> or </text:span><text:span text:style-name="Source_20_Text"><text:span text:style-name="T2">'E'</text:span></text:span><text:span text:style-name="T1">, followed by an </text:span><text:span text:style-name="Strong_20_Emphasis"><text:span text:style-name="T1">integer</text:span></text:span><text:span text:style-name="T1">.</text:span></text:p>
        </text:list-item>
      </text:list>
      <text:p text:style-name="P4"><text:span text:style-name="T1">A </text:span><text:span text:style-name="Strong_20_Emphasis"><text:span text:style-name="T1">decimal number</text:span></text:span><text:span text:style-name="T1"> can be split up into these components (in order):</text:span></text:p>
      <text:list xml:id="list1129284016" text:style-name="L2">
        <text:list-item>
          <text:p text:style-name="P7"><text:span text:style-name="T1">(Optional) A sign character (either </text:span><text:span text:style-name="Source_20_Text"><text:span text:style-name="T2">'+'</text:span></text:span><text:span text:style-name="T1"> or </text:span><text:span text:style-name="Source_20_Text"><text:span text:style-name="T2">'-'</text:span></text:span><text:span text:style-name="T1">).</text:span></text:p>
        </text:list-item>
        <text:list-item>
          <text:p text:style-name="P9">One of the following formats:</text:p>
          <text:list>
            <text:list-item>
              <text:p text:style-name="P7"><text:span text:style-name="T1">One or more digits, followed by a dot </text:span><text:span text:style-name="Source_20_Text"><text:span text:style-name="T2">'.'</text:span></text:span><text:span text:style-name="T1">.</text:span></text:p>
            </text:list-item>
            <text:list-item>
              <text:p text:style-name="P7"><text:span text:style-name="T1">One or more digits, followed by a dot </text:span><text:span text:style-name="Source_20_Text"><text:span text:style-name="T2">'.'</text:span></text:span><text:span text:style-name="T1">, followed by one or more digits.</text:span></text:p>
            </text:list-item>
            <text:list-item>
              <text:p text:style-name="P8"><text:span text:style-name="T1">A dot </text:span><text:span text:style-name="Source_20_Text"><text:span text:style-name="T2">'.'</text:span></text:span><text:span text:style-name="T1">, followed by one or more digits.</text:span></text:p>
            </text:list-item>
          </text:list>
        </text:list-item>
      </text:list>
      <text:p text:style-name="P4"><text:span text:style-name="T1">An </text:span><text:span text:style-name="Strong_20_Emphasis"><text:span text:style-name="T1">integer</text:span></text:span><text:span text:style-name="T1"> can be split up into these components (in order):</text:span></text:p>
      <text:list xml:id="list1765063369" text:style-name="L3">
        <text:list-item>
          <text:p text:style-name="P12"><text:span text:style-name="T1">(Optional) A sign character (either </text:span><text:span text:style-name="Source_20_Text"><text:span text:style-name="T2">'+'</text:span></text:span><text:span text:style-name="T1"> or </text:span><text:span text:style-name="Source_20_Text"><text:span text:style-name="T2">'-'</text:span></text:span><text:span text:style-name="T1">).</text:span></text:p>
        </text:list-item>
        <text:list-item>
          <text:p text:style-name="P10">One or more digits.</text:p>
        </text:list-item>
      </text:list>
      <text:p text:style-name="P4"><text:span text:style-name="T1">For example, all the following are valid numbers: </text:span><text:span text:style-name="Source_20_Text"><text:span text:style-name="T2">["2", "0089", "-0.1", "+3.14", "4.", "-.9", "2e10", "-90E3", "3e+7", "+6e-1", "53.5e93", "-123.456e789"]</text:span></text:span><text:span text:style-name="T1">, while the following are not valid numbers: </text:span><text:span text:style-name="Source_20_Text"><text:span text:style-name="T2">["abc", "1a", "1e", "e3", "99e2.5", "--6", "-+3", "95a54e53"]</text:span></text:span><text:span text:style-name="T1">.</text:span></text:p>
      <text:p text:style-name="P4"><text:span text:style-name="T1">Given a string </text:span><text:span text:style-name="Source_20_Text"><text:span text:style-name="T2">s</text:span></text:span><text:span text:style-name="T1">, return </text:span><text:span text:style-name="Source_20_Text"><text:span text:style-name="T2">true</text:span></text:span><text:span text:style-name="Emphasis"><text:span text:style-name="T1"> if </text:span></text:span><text:span text:style-name="Source_20_Text"><text:span text:style-name="T2">s</text:span></text:span><text:span text:style-name="Emphasis"><text:span text:style-name="T1"> is a </text:span></text:span><text:span text:style-name="Emphasis"><text:span text:style-name="Strong_20_Emphasis"><text:span text:style-name="T1">valid number</text:span></text:span></text:span><text:span text:style-name="T1">.</text:span></text:p>
      <text:p text:style-name="P11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0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e"</text:span></text:p>
      <text:p text:style-name="P1"><text:span text:style-name="Strong_20_Emphasis"><text:span text:style-name="T1">Output:</text:span></text:span><text:span text:style-name="T1"> false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."</text:span></text:p>
      <text:p text:style-name="P1"><text:span text:style-name="Strong_20_Emphasis"><text:span text:style-name="T1">Output:</text:span></text:span><text:span text:style-name="T1"> false</text:span></text:p>
      <text:p text:style-name="P11"> </text:p>
      <text:p text:style-name="P4"><text:soft-page-break/><text:span text:style-name="Strong_20_Emphasis"><text:span text:style-name="T1">Constraints:</text:span></text:span></text:p>
      <text:list xml:id="list3687856626" text:style-name="L4">
        <text:list-item>
          <text:p text:style-name="P13"><text:span text:style-name="Source_20_Text"><text:span text:style-name="T2">1 &lt;= s.length &lt;= 20</text:span></text:span></text:p>
        </text:list-item>
        <text:list-item>
          <text:p text:style-name="P14"><text:span text:style-name="Source_20_Text"><text:span text:style-name="T2">s</text:span></text:span><text:span text:style-name="T1"> consists of only English letters (both uppercase and lowercase), digits (</text:span><text:span text:style-name="Source_20_Text"><text:span text:style-name="T2">0-9</text:span></text:span><text:span text:style-name="T1">), plus </text:span><text:span text:style-name="Source_20_Text"><text:span text:style-name="T2">'+'</text:span></text:span><text:span text:style-name="T1">, minus </text:span><text:span text:style-name="Source_20_Text"><text:span text:style-name="T2">'-'</text:span></text:span><text:span text:style-name="T1">, or dot </text:span><text:span text:style-name="Source_20_Text"><text:span text:style-name="T2">'.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19:14:16.902000000</dc:date>
    <meta:editing-duration>PT26S</meta:editing-duration>
    <meta:editing-cycles>1</meta:editing-cycles>
    <meta:document-statistic meta:table-count="0" meta:image-count="0" meta:object-count="0" meta:page-count="2" meta:paragraph-count="30" meta:word-count="220" meta:character-count="1182" meta:non-whitespace-character-count="1000"/>
    <meta:generator>LibreOffice/7.2.2.2$Windows_X86_64 LibreOffice_project/02b2acce88a210515b4a5bb2e46cbfb63fe97d56</meta:generator>
  </office:meta>
</office:document-meta>
</file>